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cc57" officeooo:paragraph-rsid="001ecc57"/>
    </style:style>
    <style:style style:name="P2" style:family="paragraph" style:parent-style-name="Standard">
      <style:text-properties officeooo:rsid="00208db3" officeooo:paragraph-rsid="00208db3"/>
    </style:style>
    <style:style style:name="P3" style:family="paragraph" style:parent-style-name="Standard">
      <style:text-properties officeooo:rsid="0020f89e" officeooo:paragraph-rsid="0020f89e"/>
    </style:style>
    <style:style style:name="P4" style:family="paragraph" style:parent-style-name="Standard">
      <style:text-properties officeooo:rsid="00217096" officeooo:paragraph-rsid="00217096"/>
    </style:style>
    <style:style style:name="P5" style:family="paragraph" style:parent-style-name="Standard">
      <style:text-properties officeooo:rsid="0023f873" officeooo:paragraph-rsid="0023f873"/>
    </style:style>
    <style:style style:name="P6" style:family="paragraph" style:parent-style-name="Standard">
      <style:text-properties officeooo:rsid="0028a8bf" officeooo:paragraph-rsid="0028a8bf"/>
    </style:style>
    <style:style style:name="P7" style:family="paragraph" style:parent-style-name="Standard">
      <style:text-properties officeooo:rsid="003156fc" officeooo:paragraph-rsid="003156fc"/>
    </style:style>
    <style:style style:name="P8" style:family="paragraph" style:parent-style-name="Standard">
      <style:text-properties officeooo:rsid="00329324" officeooo:paragraph-rsid="00329324"/>
    </style:style>
    <style:style style:name="P9" style:family="paragraph" style:parent-style-name="Standard">
      <style:text-properties officeooo:rsid="00388074" officeooo:paragraph-rsid="00388074"/>
    </style:style>
    <style:style style:name="P10" style:family="paragraph" style:parent-style-name="Standard">
      <style:text-properties officeooo:rsid="003acfc6" officeooo:paragraph-rsid="003acfc6"/>
    </style:style>
    <style:style style:name="T1" style:family="text">
      <style:text-properties officeooo:rsid="0020f89e"/>
    </style:style>
    <style:style style:name="T2" style:family="text">
      <style:text-properties officeooo:rsid="0022e903"/>
    </style:style>
    <style:style style:name="T3" style:family="text">
      <style:text-properties officeooo:rsid="002a2446"/>
    </style:style>
    <style:style style:name="T4" style:family="text">
      <style:text-properties officeooo:rsid="002b3a8e"/>
    </style:style>
    <style:style style:name="T5" style:family="text">
      <style:text-properties officeooo:rsid="002e7896"/>
    </style:style>
    <style:style style:name="T6" style:family="text">
      <style:text-properties officeooo:rsid="0032039c"/>
    </style:style>
    <style:style style:name="T7" style:family="text">
      <style:text-properties officeooo:rsid="00350839"/>
    </style:style>
    <style:style style:name="T8" style:family="text">
      <style:text-properties officeooo:rsid="00374ba5"/>
    </style:style>
    <style:style style:name="T9" style:family="text">
      <style:text-properties officeooo:rsid="003acfc6"/>
    </style:style>
    <style:style style:name="T10" style:family="text">
      <style:text-properties officeooo:rsid="003bc1c3"/>
    </style:style>
    <style:style style:name="T11" style:family="text">
      <style:text-properties officeooo:rsid="003cae1d"/>
    </style:style>
    <style:style style:name="T12" style:family="text">
      <style:text-properties officeooo:rsid="003d1be1"/>
    </style:style>
    <style:style style:name="T13" style:family="text">
      <style:text-properties officeooo:rsid="00404e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Morning :</text:p>
      <text:p text:style-name="P1">--------------</text:p>
      <text:p text:style-name="P1"/>
      <text:p text:style-name="P4">Regions :</text:p>
      <text:p text:style-name="P1"/>
      <text:p text:style-name="P2">we <text:span text:style-name="T1">have </text:span><text:span text:style-name="T2">something called </text:span><text:span text:style-name="T1">Regions, Let say our service is in USA and our customers are in India, then latency will be huge as the package has to travel far. For this reason they’ve created the concept Region.</text:span></text:p>
      <text:p text:style-name="P2"/>
      <text:p text:style-name="P3">They have divided whole world into different geographical areas and the areas are </text:p>
      <text:p text:style-name="P3"><text:tab/>us-east1</text:p>
      <text:p text:style-name="P3"><text:tab/>us-west-1</text:p>
      <text:p text:style-name="P3"><text:tab/>us-east-1</text:p>
      <text:p text:style-name="P3"><text:tab/>us-west-1</text:p>
      <text:p text:style-name="P3"><text:tab/>apac</text:p>
      <text:p text:style-name="P3"><text:tab/>eu etc. And many more</text:p>
      <text:p text:style-name="P3"/>
      <text:p text:style-name="P3"/>
      <text:p text:style-name="P5">Zones :</text:p>
      <text:p text:style-name="P5"><text:tab/>Regions are further divided into zones, to even simplify</text:p>
      <text:p text:style-name="P5"><text:tab/>Ex: <text:tab/>us-east-1-a</text:p>
      <text:p text:style-name="P5"><text:tab/><text:tab/>us-east-2-b</text:p>
      <text:p text:style-name="P5"><text:tab/><text:tab/>eu-a etc and many more.</text:p>
      <text:p text:style-name="P5"><text:tab/></text:p>
      <text:p text:style-name="P5"><text:tab/>Zones represnt data centeres. Why they’ll have zones is if there is an accident in one zone, <text:tab/>then bussiness will still be runing cuz of the other zones.</text:p>
      <text:p text:style-name="P5"/>
      <text:p text:style-name="P6">Security Firewall : Firewalls are there in our systems , whenther they’re windows, linux etc. In firewalls we can create rules to decide incomming and outgoing traffic.</text:p>
      <text:p text:style-name="P6"><text:tab/><text:span text:style-name="T3">Ex: Company Lappy’s restrict us from using certain websites.</text:span></text:p>
      <text:p text:style-name="P6"/>
      <text:p text:style-name="P6"><text:tab/><text:span text:style-name="T4">Similarly we have a server machine, and one service is using 80 port which should be used <text:tab/>by public, then this port cannot be used by end users, so firewall helps in restricting these <text:tab/>things too.</text:span></text:p>
      <text:p text:style-name="P6"><text:tab/></text:p>
      <text:p text:style-name="P6"><text:tab/><text:span text:style-name="T5">We can open incomming traffic to port 80 and close incomming traffic to port 5432.</text:span></text:p>
      <text:p text:style-name="P6"/>
      <text:p text:style-name="P7">Security Group : In aws we have a concept called Security Group, which is a firewall only but virtual. We can set the rues for incomming/ outgoing traffic i.e what traffic can come on which port.</text:p>
      <text:p text:style-name="P7"/>
      <text:p text:style-name="P7"><text:tab/><text:span text:style-name="T6">We can search this in aws as well, we need to use ec2 for this.</text:span></text:p>
      <text:p text:style-name="P7"/>
      <text:p text:style-name="P8">SSH Protocol : Secure Shell Protocall.</text:p>
      <text:p text:style-name="P8"><text:tab/>It does help us in remote logins on a machine.</text:p>
      <text:p text:style-name="P8"><text:tab/>i.e we can login to one machine from another machine.</text:p>
      <text:p text:style-name="P8"/>
      <text:p text:style-name="P8"><text:tab/><text:span text:style-name="T7">Default port ssh uses is 22.</text:span></text:p>
      <text:p text:style-name="P8"/>
      <text:p text:style-name="P10">Keys : These existed before computers itself</text:p>
      <text:p text:style-name="P10"><text:soft-page-break/><text:tab/><text:span text:style-name="T11">P</text:span>ublic Key : <text:span text:style-name="T10">It’s provided to everyone, and who has public key can see that ther’s a message <text:tab/><text:tab/><text:tab/>but cannot read the message.</text:span></text:p>
      <text:p text:style-name="P10"><text:tab/>Private Key : <text:span text:style-name="T10">It’s only given to a ceratin people, who can read the messagwe.</text:span></text:p>
      <text:p text:style-name="P10"><text:tab/><text:tab/><text:tab/><text:span text:style-name="T12">Can be used for logins*</text:span></text:p>
      <text:p text:style-name="P8"/>
      <text:p text:style-name="P9">Task :</text:p>
      <text:p text:style-name="P8"><text:tab/>-&gt; <text:span text:style-name="T8">Create an ubuntu instance </text:span><text:span text:style-name="T9">using ec2 giving keypair login, </text:span></text:p>
      <text:p text:style-name="P8"/>
      <text:p text:style-name="P8"><text:tab/><text:span text:style-name="T13">Open AWS &gt; EC2 &gt; Launch Instance &gt; Generate Key and give all details &gt; Launch Intance</text:span></text:p>
      <text:p text:style-name="P8"/>
      <text:p text:style-name="P8"/>
      <text:p text:style-name="P8"/>
      <text:p text:style-name="P8"/>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09:36:03.537987882</meta:creation-date>
    <meta:generator>LibreOffice/7.3.7.2$Linux_X86_64 LibreOffice_project/30$Build-2</meta:generator>
    <dc:date>2022-12-27T11:13:28.418634947</dc:date>
    <meta:editing-duration>PT56M51S</meta:editing-duration>
    <meta:editing-cycles>24</meta:editing-cycles>
    <meta:document-statistic meta:table-count="0" meta:image-count="0" meta:object-count="0" meta:page-count="2" meta:paragraph-count="36" meta:word-count="362" meta:character-count="2026" meta:non-whitespace-character-count="1660"/>
  </office:meta>
</office:document-meta>
</file>